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052cm" svg:height="1.605cm" svg:x="1.542cm" svg:y="3.782cm">
          <text:p text:style-name="P1"><text:span text:style-name="T1">Evaluate IPC (I) using</text:span></text:p>
          <text:p text:style-name="P1"><text:span text:style-name="T1">Hardware Performance</text:span></text:p>
          <text:p text:style-name="P1"><text:span text:style-name="T1">Coun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.938cm" svg:height="1.762cm" svg:x="6.128cm" svg:y="1.459cm">
          <text:p text:style-name="P3"><text:span text:style-name="T1">I &gt; 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1.938cm" svg:height="1.762cm" svg:x="6.108cm" svg:y="3.698cm">
          <text:p text:style-name="P3"><text:span text:style-name="T1">L &lt; I &lt; 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1.938cm" svg:height="1.762cm" svg:x="6.128cm" svg:y="5.859cm">
          <text:p text:style-name="P3"><text:span text:style-name="T1">I &lt; 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curve" svg:x1="4.594cm" svg:y1="4.584cm" svg:x2="6.128cm" svg:y2="2.339cm" draw:start-shape="id1" draw:start-glue-point="1" draw:end-shape="id2" draw:end-glue-point="5" svg:d="m4594 4584c1150 0 384-2245 1534-2245">
          <text:p/>
        </draw:connector>
        <draw:connector draw:style-name="gr2" draw:text-style-name="P3" draw:layer="layout" draw:type="line" svg:x1="4.594cm" svg:y1="4.584cm" svg:x2="6.108cm" svg:y2="4.578cm" draw:start-shape="id1" draw:start-glue-point="1" draw:end-shape="id3" draw:end-glue-point="5" svg:d="m4594 4584 1514-6">
          <text:p/>
        </draw:connector>
        <draw:connector draw:style-name="gr2" draw:text-style-name="P3" draw:layer="layout" draw:type="curve" svg:x1="4.594cm" svg:y1="4.584cm" svg:x2="6.128cm" svg:y2="6.739cm" draw:start-shape="id1" draw:start-glue-point="1" draw:end-shape="id4" draw:end-glue-point="5" svg:d="m4594 4584c1150 0 384 2155 1534 2155">
          <text:p/>
        </draw:connector>
        <draw:custom-shape draw:style-name="gr1" draw:text-style-name="P2" draw:id="id5" draw:layer="layout" svg:width="2.505cm" svg:height="0.881cm" svg:x="8.903cm" svg:y="1.89cm">
          <text:p text:style-name="P1"><text:span text:style-name="T1">P' = P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.505cm" svg:height="0.881cm" svg:x="8.884cm" svg:y="4.151cm">
          <text:p text:style-name="P1"><text:span text:style-name="T1">P' = 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.505cm" svg:height="0.881cm" svg:x="8.885cm" svg:y="6.312cm">
          <text:p text:style-name="P1"><text:span text:style-name="T1">P' = P - 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066cm" svg:y1="2.339cm" svg:x2="8.903cm" svg:y2="2.33cm" draw:start-shape="id2" draw:start-glue-point="7" draw:end-shape="id5" draw:end-glue-point="3" svg:d="m8066 2339 837-9">
          <text:p/>
        </draw:connector>
        <draw:connector draw:style-name="gr2" draw:text-style-name="P3" draw:layer="layout" draw:type="line" svg:x1="8.046cm" svg:y1="4.578cm" svg:x2="8.884cm" svg:y2="4.591cm" draw:start-shape="id3" draw:start-glue-point="7" draw:end-shape="id6" draw:end-glue-point="3" svg:d="m8046 4578 838 13">
          <text:p/>
        </draw:connector>
        <draw:connector draw:style-name="gr2" draw:text-style-name="P3" draw:layer="layout" draw:type="line" svg:x1="8.066cm" svg:y1="6.739cm" svg:x2="8.885cm" svg:y2="6.752cm" draw:start-shape="id4" draw:start-glue-point="7" draw:end-shape="id7" draw:end-glue-point="3" svg:d="m8066 6739 819 13">
          <text:p/>
        </draw:connector>
        <draw:custom-shape draw:style-name="gr1" draw:text-style-name="P2" draw:id="id8" draw:layer="layout" svg:width="2.532cm" svg:height="1.605cm" svg:x="12.612cm" svg:y="3.784cm">
          <text:p text:style-name="P1"><text:span text:style-name="T1">Search P'' ~ P' </text:span></text:p>
          <text:p text:style-name="P1"><text:span text:style-name="T1">such that P'' has</text:span></text:p>
          <text:p text:style-name="P1"><text:span text:style-name="T1">active processor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1.408cm" svg:y1="2.33cm" svg:x2="12.612cm" svg:y2="4.586cm" draw:start-shape="id5" draw:start-glue-point="1" draw:end-shape="id8" draw:end-glue-point="3" svg:d="m11408 2330c903 0 301 2256 1204 2256">
          <text:p/>
        </draw:connector>
        <draw:connector draw:style-name="gr2" draw:text-style-name="P3" draw:layer="layout" draw:type="curve" svg:x1="11.39cm" svg:y1="6.752cm" svg:x2="12.612cm" svg:y2="4.586cm" draw:start-shape="id7" draw:start-glue-point="1" draw:end-shape="id8" draw:end-glue-point="3" svg:d="m11390 6752c916 0 306-2166 1222-2166">
          <text:p/>
        </draw:connector>
        <draw:connector draw:style-name="gr2" draw:text-style-name="P3" draw:layer="layout" draw:type="line" svg:x1="11.389cm" svg:y1="4.591cm" svg:x2="12.612cm" svg:y2="4.586cm" draw:start-shape="id6" draw:start-glue-point="1" draw:end-shape="id8" draw:end-glue-point="3" svg:d="m11389 4591 1223-5">
          <text:p/>
        </draw:connector>
        <draw:custom-shape draw:style-name="gr1" draw:text-style-name="P2" draw:id="id9" draw:layer="layout" svg:width="2.532cm" svg:height="1.605cm" svg:x="16.043cm" svg:y="3.765cm">
          <text:p text:style-name="P1"><text:span text:style-name="T1">Migrate task</text:span></text:p>
          <text:p text:style-name="P1"><text:span text:style-name="T1">to processor</text:span></text:p>
          <text:p text:style-name="P1"><text:span text:style-name="T1">in P''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144cm" svg:y1="4.586cm" svg:x2="16.043cm" svg:y2="4.567cm" draw:start-shape="id8" draw:start-glue-point="1" draw:end-shape="id9" draw:end-glue-point="3" svg:d="m15144 4586 899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6-27T23:26:24</dc:date>
    <meta:editing-duration>PT00H14M41S</meta:editing-duration>
    <meta:editing-cycles>1</meta:editing-cycles>
    <meta:document-statistic meta:object-count="19"/>
    <meta:generator>OpenOffice.org/3.0$Linux OpenOffice.org_project/300m15$Build-9379</meta:generator>
  </office:meta>
</office:document-meta>
</file>